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11fcc73" officeooo:paragraph-rsid="001f5c3f" fo:background-color="#ffff00"/>
    </style:style>
    <style:style style:name="P2" style:family="paragraph" style:parent-style-name="Standard">
      <style:text-properties officeooo:rsid="00e7277c" officeooo:paragraph-rsid="001f5c3f"/>
    </style:style>
    <style:style style:name="P3" style:family="paragraph" style:parent-style-name="Standard">
      <style:text-properties officeooo:rsid="00fc67c4" officeooo:paragraph-rsid="001f5c3f"/>
    </style:style>
    <style:style style:name="P4" style:family="paragraph" style:parent-style-name="Standard">
      <style:text-properties officeooo:paragraph-rsid="001f5c3f"/>
    </style:style>
    <style:style style:name="P5" style:family="paragraph" style:parent-style-name="Standard">
      <style:text-properties officeooo:rsid="00c2413b" officeooo:paragraph-rsid="001f5c3f"/>
    </style:style>
    <style:style style:name="P6" style:family="paragraph" style:parent-style-name="Standard">
      <style:text-properties officeooo:rsid="00f21e73" officeooo:paragraph-rsid="001f5c3f"/>
    </style:style>
    <style:style style:name="P7" style:family="paragraph" style:parent-style-name="Standard">
      <style:text-properties officeooo:rsid="01344d79" officeooo:paragraph-rsid="001f5c3f"/>
    </style:style>
    <style:style style:name="P8" style:family="paragraph" style:parent-style-name="Standard">
      <style:text-properties officeooo:rsid="014bfc5e" officeooo:paragraph-rsid="001f5c3f"/>
    </style:style>
    <style:style style:name="P9" style:family="paragraph" style:parent-style-name="Standard">
      <style:text-properties officeooo:rsid="01091e54" officeooo:paragraph-rsid="001f5c3f"/>
    </style:style>
    <style:style style:name="P10" style:family="paragraph" style:parent-style-name="Standard">
      <style:text-properties officeooo:rsid="014e9570" officeooo:paragraph-rsid="001f5c3f"/>
    </style:style>
    <style:style style:name="P11" style:family="paragraph" style:parent-style-name="Standard">
      <style:text-properties officeooo:rsid="010a6279" officeooo:paragraph-rsid="001f5c3f"/>
    </style:style>
    <style:style style:name="P12" style:family="paragraph" style:parent-style-name="Standard">
      <style:text-properties officeooo:rsid="015704aa" officeooo:paragraph-rsid="001f5c3f"/>
    </style:style>
    <style:style style:name="P13" style:family="paragraph" style:parent-style-name="Standard">
      <style:text-properties officeooo:rsid="01578bed" officeooo:paragraph-rsid="001f5c3f"/>
    </style:style>
    <style:style style:name="P14" style:family="paragraph" style:parent-style-name="Standard">
      <style:text-properties officeooo:rsid="01606084" officeooo:paragraph-rsid="001f5c3f"/>
    </style:style>
    <style:style style:name="P15" style:family="paragraph" style:parent-style-name="Standard">
      <style:text-properties officeooo:rsid="016377a4" officeooo:paragraph-rsid="001f5c3f"/>
    </style:style>
    <style:style style:name="P16" style:family="paragraph" style:parent-style-name="Standard">
      <style:text-properties officeooo:rsid="0168d258" officeooo:paragraph-rsid="001f5c3f"/>
    </style:style>
    <style:style style:name="P17" style:family="paragraph" style:parent-style-name="Standard">
      <style:text-properties officeooo:rsid="0183f492" officeooo:paragraph-rsid="001f5c3f"/>
    </style:style>
    <style:style style:name="P18" style:family="paragraph" style:parent-style-name="Standard">
      <style:text-properties officeooo:rsid="0169f18a" officeooo:paragraph-rsid="001f5c3f"/>
    </style:style>
    <style:style style:name="P19" style:family="paragraph" style:parent-style-name="Standard">
      <style:text-properties officeooo:rsid="016c5062" officeooo:paragraph-rsid="001f5c3f"/>
    </style:style>
    <style:style style:name="P20" style:family="paragraph" style:parent-style-name="Standard">
      <style:text-properties officeooo:rsid="016ec399" officeooo:paragraph-rsid="001f5c3f"/>
    </style:style>
    <style:style style:name="P21" style:family="paragraph" style:parent-style-name="Standard">
      <style:text-properties officeooo:rsid="01dc7c6c" officeooo:paragraph-rsid="001f5c3f"/>
    </style:style>
    <style:style style:name="P22" style:family="paragraph" style:parent-style-name="Standard">
      <style:text-properties officeooo:rsid="01e0ff6f" officeooo:paragraph-rsid="001f5c3f"/>
    </style:style>
    <style:style style:name="P23" style:family="paragraph" style:parent-style-name="Standard">
      <style:text-properties officeooo:rsid="011fcc73" officeooo:paragraph-rsid="001f5c3f"/>
    </style:style>
    <style:style style:name="P24" style:family="paragraph" style:parent-style-name="Standard">
      <style:text-properties officeooo:rsid="01f1d837" officeooo:paragraph-rsid="001f5c3f"/>
    </style:style>
    <style:style style:name="P25" style:family="paragraph" style:parent-style-name="Standard">
      <style:text-properties officeooo:rsid="01f7da1f" officeooo:paragraph-rsid="001f5c3f"/>
    </style:style>
    <style:style style:name="P26" style:family="paragraph" style:parent-style-name="Standard">
      <style:text-properties officeooo:rsid="01b22f4b" officeooo:paragraph-rsid="001f5c3f"/>
    </style:style>
    <style:style style:name="P27" style:family="paragraph" style:parent-style-name="Standard">
      <style:text-properties officeooo:rsid="01c71850" officeooo:paragraph-rsid="003af625"/>
    </style:style>
    <style:style style:name="P28" style:family="paragraph" style:parent-style-name="Standard">
      <style:text-properties officeooo:rsid="01fd8048" officeooo:paragraph-rsid="001f5c3f"/>
    </style:style>
    <style:style style:name="P29" style:family="paragraph" style:parent-style-name="Standard">
      <style:text-properties officeooo:rsid="01c63ffe" officeooo:paragraph-rsid="001f5c3f" fo:background-color="#dee6ef"/>
    </style:style>
    <style:style style:name="P30" style:family="paragraph" style:parent-style-name="Standard" style:list-style-name="L1">
      <style:text-properties officeooo:paragraph-rsid="001f5c3f"/>
    </style:style>
    <style:style style:name="P31" style:family="paragraph" style:parent-style-name="Standard" style:list-style-name="L1">
      <style:text-properties officeooo:paragraph-rsid="00778030"/>
    </style:style>
    <style:style style:name="P32" style:family="paragraph" style:parent-style-name="Standard" style:list-style-name="L1">
      <style:text-properties officeooo:rsid="010301b7" officeooo:paragraph-rsid="001f5c3f"/>
    </style:style>
    <style:style style:name="P33" style:family="paragraph" style:parent-style-name="Standard" style:list-style-name="L1">
      <style:text-properties officeooo:rsid="00c2413b" officeooo:paragraph-rsid="001f5c3f"/>
    </style:style>
    <style:style style:name="P34" style:family="paragraph" style:parent-style-name="Standard" style:list-style-name="L2">
      <style:text-properties officeooo:rsid="014bfc5e" officeooo:paragraph-rsid="001f5c3f"/>
    </style:style>
    <style:style style:name="P35" style:family="paragraph" style:parent-style-name="Standard">
      <style:text-properties officeooo:paragraph-rsid="001f5c3f"/>
    </style:style>
    <style:style style:name="T1" style:family="text">
      <style:text-properties officeooo:rsid="01b653b2"/>
    </style:style>
    <style:style style:name="T2" style:family="text">
      <style:text-properties officeooo:rsid="00eee2e0"/>
    </style:style>
    <style:style style:name="T3" style:family="text">
      <style:text-properties officeooo:rsid="00b865ae"/>
    </style:style>
    <style:style style:name="T4" style:family="text">
      <style:text-properties officeooo:rsid="00ba621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ba6219" style:font-weight-asian="bold" style:font-weight-complex="bold"/>
    </style:style>
    <style:style style:name="T7" style:family="text">
      <style:text-properties fo:font-weight="bold" officeooo:rsid="00c82055" style:font-weight-asian="bold" style:font-weight-complex="bold"/>
    </style:style>
    <style:style style:name="T8" style:family="text">
      <style:text-properties fo:font-weight="bold" officeooo:rsid="00dc0fc9" style:font-weight-asian="bold" style:font-weight-complex="bold"/>
    </style:style>
    <style:style style:name="T9" style:family="text">
      <style:text-properties fo:font-weight="bold" officeooo:rsid="01164b27" style:font-weight-asian="bold" style:font-weight-complex="bold"/>
    </style:style>
    <style:style style:name="T10" style:family="text">
      <style:text-properties fo:font-weight="bold" officeooo:rsid="0179041a" style:font-weight-asian="bold" style:font-weight-complex="bold"/>
    </style:style>
    <style:style style:name="T11" style:family="text">
      <style:text-properties fo:font-weight="bold" officeooo:rsid="0169f18a" style:font-weight-asian="bold" style:font-weight-complex="bold"/>
    </style:style>
    <style:style style:name="T12" style:family="text">
      <style:text-properties fo:font-weight="bold" officeooo:rsid="00d469c9" style:font-weight-asian="bold" style:font-weight-complex="bold"/>
    </style:style>
    <style:style style:name="T13" style:family="text">
      <style:text-properties fo:font-weight="bold" officeooo:rsid="01a8da75" style:font-weight-asian="bold" style:font-weight-complex="bold"/>
    </style:style>
    <style:style style:name="T14" style:family="text">
      <style:text-properties fo:font-weight="bold" officeooo:rsid="011d841c" style:font-weight-asian="bold" style:font-weight-complex="bold"/>
    </style:style>
    <style:style style:name="T15" style:family="text">
      <style:text-properties fo:font-weight="bold" officeooo:rsid="00c47188" style:font-weight-asian="bold" style:font-weight-complex="bold"/>
    </style:style>
    <style:style style:name="T16" style:family="text">
      <style:text-properties fo:font-weight="bold" officeooo:rsid="006a5676" fo:background-color="#dee6ef" loext:char-shading-value="0" style:font-weight-asian="bold" style:font-weight-complex="bold"/>
    </style:style>
    <style:style style:name="T17" style:family="text">
      <style:text-properties officeooo:rsid="00fa6c02"/>
    </style:style>
    <style:style style:name="T18" style:family="text">
      <style:text-properties officeooo:rsid="00fdd137"/>
    </style:style>
    <style:style style:name="T19" style:family="text">
      <style:text-properties officeooo:rsid="00ff6718"/>
    </style:style>
    <style:style style:name="T20" style:family="text">
      <style:text-properties officeooo:rsid="019e3258"/>
    </style:style>
    <style:style style:name="T21" style:family="text">
      <style:text-properties officeooo:rsid="019f92b1"/>
    </style:style>
    <style:style style:name="T22" style:family="text">
      <style:text-properties officeooo:rsid="00bc1383"/>
    </style:style>
    <style:style style:name="T23" style:family="text">
      <style:text-properties officeooo:rsid="0105fea6"/>
    </style:style>
    <style:style style:name="T24" style:family="text">
      <style:text-properties officeooo:rsid="01a2a5de"/>
    </style:style>
    <style:style style:name="T25" style:family="text">
      <style:text-properties officeooo:rsid="00be4033"/>
    </style:style>
    <style:style style:name="T26" style:family="text">
      <style:text-properties officeooo:rsid="0107b504"/>
    </style:style>
    <style:style style:name="T27" style:family="text">
      <style:text-properties officeooo:rsid="01a4439d"/>
    </style:style>
    <style:style style:name="T28" style:family="text">
      <style:text-properties officeooo:rsid="01a68bda"/>
    </style:style>
    <style:style style:name="T29" style:family="text">
      <style:text-properties officeooo:rsid="00c0d744"/>
    </style:style>
    <style:style style:name="T30" style:family="text">
      <style:text-properties officeooo:rsid="01a84d03"/>
    </style:style>
    <style:style style:name="T31" style:family="text">
      <style:text-properties officeooo:rsid="00eb0a73"/>
    </style:style>
    <style:style style:name="T32" style:family="text">
      <style:text-properties officeooo:rsid="0104386f"/>
    </style:style>
    <style:style style:name="T33" style:family="text">
      <style:text-properties officeooo:rsid="00c3832e"/>
    </style:style>
    <style:style style:name="T34" style:family="text">
      <style:text-properties officeooo:rsid="00c4e443"/>
    </style:style>
    <style:style style:name="T35" style:family="text">
      <style:text-properties officeooo:rsid="00c82055"/>
    </style:style>
    <style:style style:name="T36" style:family="text">
      <style:text-properties officeooo:rsid="00dc0fc9"/>
    </style:style>
    <style:style style:name="T37" style:family="text">
      <style:text-properties fo:color="#c9211e" fo:font-weight="bold" officeooo:rsid="00c82055" style:font-weight-asian="bold" style:font-weight-complex="bold"/>
    </style:style>
    <style:style style:name="T38" style:family="text">
      <style:text-properties fo:color="#c9211e" fo:font-weight="bold" officeooo:rsid="0056e0c2" style:font-weight-asian="bold" style:font-weight-complex="bold"/>
    </style:style>
    <style:style style:name="T39" style:family="text">
      <style:text-properties officeooo:rsid="00c9b289"/>
    </style:style>
    <style:style style:name="T40" style:family="text">
      <style:text-properties fo:color="#2a6099" fo:font-weight="bold" officeooo:rsid="00c9b289" style:font-weight-asian="bold" style:font-weight-complex="bold"/>
    </style:style>
    <style:style style:name="T41" style:family="text">
      <style:text-properties fo:color="#2a6099" fo:font-weight="bold" officeooo:rsid="0085cbcb" style:font-weight-asian="bold" style:font-weight-complex="bold"/>
    </style:style>
    <style:style style:name="T42" style:family="text">
      <style:text-properties officeooo:rsid="00ceb376"/>
    </style:style>
    <style:style style:name="T43" style:family="text">
      <style:text-properties officeooo:rsid="00daeeea"/>
    </style:style>
    <style:style style:name="T44" style:family="text">
      <style:text-properties officeooo:rsid="00da51ff"/>
    </style:style>
    <style:style style:name="T45" style:family="text">
      <style:text-properties officeooo:rsid="01164b27"/>
    </style:style>
    <style:style style:name="T46" style:family="text">
      <style:text-properties officeooo:rsid="0127080b"/>
    </style:style>
    <style:style style:name="T47" style:family="text">
      <style:text-properties officeooo:rsid="014d38fe"/>
    </style:style>
    <style:style style:name="T48" style:family="text">
      <style:text-properties officeooo:rsid="012e151f"/>
    </style:style>
    <style:style style:name="T49" style:family="text">
      <style:text-properties officeooo:rsid="013f1c59"/>
    </style:style>
    <style:style style:name="T50" style:family="text">
      <style:text-properties officeooo:rsid="013bd978"/>
    </style:style>
    <style:style style:name="T51" style:family="text">
      <style:text-properties officeooo:rsid="012267ed"/>
    </style:style>
    <style:style style:name="T52" style:family="text">
      <style:text-properties officeooo:rsid="01245237"/>
    </style:style>
    <style:style style:name="T53" style:family="text">
      <style:text-properties officeooo:rsid="01419933"/>
    </style:style>
    <style:style style:name="T54" style:family="text">
      <style:text-properties officeooo:rsid="011d841c"/>
    </style:style>
    <style:style style:name="T55" style:family="text">
      <style:text-properties officeooo:rsid="006a5676"/>
    </style:style>
    <style:style style:name="T56" style:family="text">
      <style:text-properties officeooo:rsid="01af602e"/>
    </style:style>
    <style:style style:name="T57" style:family="text">
      <style:text-properties officeooo:rsid="01b0b7ec"/>
    </style:style>
    <style:style style:name="T58" style:family="text">
      <style:text-properties officeooo:rsid="013aa8e2"/>
    </style:style>
    <style:style style:name="T59" style:family="text">
      <style:text-properties officeooo:rsid="01470440"/>
    </style:style>
    <style:style style:name="T60" style:family="text">
      <style:text-properties officeooo:rsid="01475c3c"/>
    </style:style>
    <style:style style:name="T61" style:family="text">
      <style:text-properties officeooo:rsid="015021b2"/>
    </style:style>
    <style:style style:name="T62" style:family="text">
      <style:text-properties officeooo:rsid="015139f4"/>
    </style:style>
    <style:style style:name="T63" style:family="text">
      <style:text-properties officeooo:rsid="01519e6a"/>
    </style:style>
    <style:style style:name="T64" style:family="text">
      <style:text-properties officeooo:rsid="0152f1cd"/>
    </style:style>
    <style:style style:name="T65" style:family="text">
      <style:text-properties officeooo:rsid="0170acb4"/>
    </style:style>
    <style:style style:name="T66" style:family="text">
      <style:text-properties officeooo:rsid="016a96fc"/>
    </style:style>
    <style:style style:name="T67" style:family="text">
      <style:text-properties officeooo:rsid="0165719c"/>
    </style:style>
    <style:style style:name="T68" style:family="text">
      <style:text-properties officeooo:rsid="01660c5c"/>
    </style:style>
    <style:style style:name="T69" style:family="text">
      <style:text-properties officeooo:rsid="0167905e"/>
    </style:style>
    <style:style style:name="T70" style:family="text">
      <style:text-properties fo:background-color="#ffff00" loext:char-shading-value="0"/>
    </style:style>
    <style:style style:name="T71" style:family="text">
      <style:text-properties officeooo:rsid="0172bbf2" fo:background-color="#ffff00" loext:char-shading-value="0"/>
    </style:style>
    <style:style style:name="T72" style:family="text">
      <style:text-properties officeooo:rsid="01690a4f" fo:background-color="#ffff00" loext:char-shading-value="0"/>
    </style:style>
    <style:style style:name="T73" style:family="text">
      <style:text-properties officeooo:rsid="01306f81" fo:background-color="#ffff00" loext:char-shading-value="0"/>
    </style:style>
    <style:style style:name="T74" style:family="text">
      <style:text-properties officeooo:rsid="01690a4f"/>
    </style:style>
    <style:style style:name="T75" style:family="text">
      <style:text-properties officeooo:rsid="01690a4f" fo:background-color="#dee6ef" loext:char-shading-value="0"/>
    </style:style>
    <style:style style:name="T76" style:family="text">
      <style:text-properties officeooo:rsid="011d841c" fo:background-color="#dee6ef" loext:char-shading-value="0"/>
    </style:style>
    <style:style style:name="T77" style:family="text">
      <style:text-properties officeooo:rsid="006a5676" fo:background-color="#dee6ef" loext:char-shading-value="0"/>
    </style:style>
    <style:style style:name="T78" style:family="text">
      <style:text-properties officeooo:rsid="00931348" fo:background-color="#dee6ef" loext:char-shading-value="0"/>
    </style:style>
    <style:style style:name="T79" style:family="text">
      <style:text-properties officeooo:rsid="00d469c9" fo:background-color="#dee6ef" loext:char-shading-value="0"/>
    </style:style>
    <style:style style:name="T80" style:family="text">
      <style:text-properties officeooo:rsid="00d469c9" fo:background-color="#dee6ef" loext:char-shading-value="0"/>
    </style:style>
    <style:style style:name="T81" style:family="text">
      <style:text-properties officeooo:rsid="0179041a"/>
    </style:style>
    <style:style style:name="T82" style:family="text">
      <style:text-properties officeooo:rsid="0169f18a"/>
    </style:style>
    <style:style style:name="T83" style:family="text">
      <style:text-properties officeooo:rsid="005d9a37"/>
    </style:style>
    <style:style style:name="T84" style:family="text">
      <style:text-properties officeooo:rsid="017da2ad"/>
    </style:style>
    <style:style style:name="T85" style:family="text">
      <style:text-properties officeooo:rsid="005eb38c"/>
    </style:style>
    <style:style style:name="T86" style:family="text">
      <style:text-properties officeooo:rsid="017e8825"/>
    </style:style>
    <style:style style:name="T87" style:family="text">
      <style:text-properties officeooo:rsid="01927b1e"/>
    </style:style>
    <style:style style:name="T88" style:family="text">
      <style:text-properties officeooo:rsid="0197893a"/>
    </style:style>
    <style:style style:name="T89" style:family="text">
      <style:text-properties officeooo:rsid="0182dd28"/>
    </style:style>
    <style:style style:name="T90" style:family="text">
      <style:text-properties officeooo:rsid="01c6b032"/>
    </style:style>
    <style:style style:name="T91" style:family="text">
      <style:text-properties officeooo:rsid="01ce0285"/>
    </style:style>
    <style:style style:name="T92" style:family="text">
      <style:text-properties officeooo:rsid="006de5af"/>
    </style:style>
    <style:style style:name="T93" style:family="text">
      <style:text-properties officeooo:rsid="01754025"/>
    </style:style>
    <style:style style:name="T94" style:family="text">
      <style:text-properties officeooo:rsid="01db5c01"/>
    </style:style>
    <style:style style:name="T95" style:family="text">
      <style:text-properties officeooo:rsid="01dc7c6c"/>
    </style:style>
    <style:style style:name="T96" style:family="text">
      <style:text-properties officeooo:rsid="01dcff3a"/>
    </style:style>
    <style:style style:name="T97" style:family="text">
      <style:text-properties officeooo:rsid="01e2881f"/>
    </style:style>
    <style:style style:name="T98" style:family="text">
      <style:text-properties officeooo:rsid="00d469c9"/>
    </style:style>
    <style:style style:name="T99" style:family="text">
      <style:text-properties officeooo:rsid="01ee9b15"/>
    </style:style>
    <style:style style:name="T100" style:family="text">
      <style:text-properties officeooo:rsid="01eff20e"/>
    </style:style>
    <style:style style:name="T101" style:family="text">
      <style:text-properties officeooo:rsid="01f3d388"/>
    </style:style>
    <style:style style:name="T102" style:family="text">
      <style:text-properties officeooo:rsid="01f427b4"/>
    </style:style>
    <style:style style:name="T103" style:family="text">
      <style:text-properties officeooo:rsid="01fd8048"/>
    </style:style>
    <style:style style:name="T104" style:family="text">
      <style:text-properties officeooo:rsid="010dd0cf"/>
    </style:style>
    <style:style style:name="T105" style:family="text">
      <style:text-properties officeooo:rsid="010dfe79"/>
    </style:style>
    <style:style style:name="T106" style:family="text">
      <style:text-properties officeooo:rsid="01e88afc"/>
    </style:style>
    <style:style style:name="T107" style:family="text">
      <style:text-properties officeooo:rsid="01e90056"/>
    </style:style>
    <style:style style:name="T108" style:family="text">
      <style:text-properties officeooo:rsid="01eb929a"/>
    </style:style>
    <style:style style:name="T109" style:family="text">
      <style:text-properties officeooo:rsid="01e9b983"/>
    </style:style>
    <style:style style:name="T110" style:family="text">
      <style:text-properties officeooo:rsid="01a8da75"/>
    </style:style>
    <style:style style:name="T111" style:family="text">
      <style:text-properties officeooo:rsid="01ae4bee"/>
    </style:style>
    <style:style style:name="T112" style:family="text">
      <style:text-properties officeooo:rsid="0050b934"/>
    </style:style>
    <style:style style:name="T113" style:family="text">
      <style:text-properties officeooo:rsid="0056e0c2"/>
    </style:style>
    <style:style style:name="T114" style:family="text">
      <style:text-properties officeooo:rsid="0059035c"/>
    </style:style>
    <style:style style:name="T115" style:family="text">
      <style:text-properties officeooo:rsid="005a8407"/>
    </style:style>
    <style:style style:name="T116" style:family="text">
      <style:text-properties officeooo:rsid="005cbc0b"/>
    </style:style>
    <style:style style:name="T117" style:family="text">
      <style:text-properties officeooo:rsid="00639a0f"/>
    </style:style>
    <style:style style:name="T118" style:family="text">
      <style:text-properties officeooo:rsid="0066fa0c"/>
    </style:style>
    <style:style style:name="T119" style:family="text">
      <style:text-properties officeooo:rsid="0072fedb"/>
    </style:style>
    <style:style style:name="T120" style:family="text">
      <style:text-properties officeooo:rsid="00778030"/>
    </style:style>
    <style:style style:name="T121" style:family="text">
      <style:text-properties fo:background-color="#e0c2cd" loext:char-shading-value="0"/>
    </style:style>
    <style:style style:name="T122" style:family="text">
      <style:text-properties officeooo:rsid="00eee2e0" fo:background-color="#e0c2cd" loext:char-shading-value="0"/>
    </style:style>
    <style:style style:name="T123" style:family="text">
      <style:text-properties officeooo:rsid="00235dae" fo:background-color="#e0c2cd" loext:char-shading-value="0"/>
    </style:style>
    <style:style style:name="T124" style:family="text">
      <style:text-properties officeooo:rsid="004578e0" fo:background-color="#e0c2cd" loext:char-shading-value="0"/>
    </style:style>
    <style:style style:name="T125" style:family="text">
      <style:text-properties officeooo:rsid="006de5af" fo:background-color="#e0c2cd" loext:char-shading-value="0"/>
    </style:style>
    <style:style style:name="T126" style:family="text">
      <style:text-properties officeooo:rsid="01d1de9a" fo:background-color="#e0c2cd" loext:char-shading-value="0"/>
    </style:style>
    <style:style style:name="T127" style:family="text">
      <style:text-properties officeooo:rsid="018a814b" fo:background-color="#e0c2cd" loext:char-shading-value="0"/>
    </style:style>
    <style:style style:name="T128" style:family="text">
      <style:text-properties officeooo:rsid="01d54803" fo:background-color="#e0c2cd" loext:char-shading-value="0"/>
    </style:style>
    <style:style style:name="T129" style:family="text">
      <style:text-properties officeooo:rsid="00b3a82e" fo:background-color="#e0c2cd" loext:char-shading-value="0"/>
    </style:style>
    <style:style style:name="T130" style:family="text">
      <style:text-properties officeooo:rsid="016ec399" fo:background-color="#e0c2cd" loext:char-shading-value="0"/>
    </style:style>
    <style:style style:name="T131" style:family="text">
      <style:text-properties officeooo:rsid="017341ac" fo:background-color="#e0c2cd" loext:char-shading-value="0"/>
    </style:style>
    <style:style style:name="T132" style:family="text">
      <style:text-properties officeooo:rsid="00a895b3" fo:background-color="#e0c2cd" loext:char-shading-value="0"/>
    </style:style>
    <style:style style:name="T133" style:family="text">
      <style:text-properties officeooo:rsid="006c79a7" fo:background-color="#e0c2cd" loext:char-shading-value="0"/>
    </style:style>
    <style:style style:name="T134" style:family="text">
      <style:text-properties officeooo:rsid="0083cb2c"/>
    </style:style>
    <style:style style:name="T135" style:family="text">
      <style:text-properties officeooo:rsid="0085cbcb"/>
    </style:style>
    <style:style style:name="T136" style:family="text">
      <style:text-properties officeooo:rsid="00864c2e"/>
    </style:style>
    <style:style style:name="T137" style:family="text">
      <style:text-properties officeooo:rsid="008b2947"/>
    </style:style>
    <style:style style:name="T138" style:family="text">
      <style:text-properties officeooo:rsid="008bff55"/>
    </style:style>
    <style:style style:name="T139" style:family="text">
      <style:text-properties officeooo:rsid="008fedcf"/>
    </style:style>
    <style:style style:name="T140" style:family="text">
      <style:text-properties officeooo:rsid="0095218f"/>
    </style:style>
    <style:style style:name="T141" style:family="text">
      <style:text-properties officeooo:rsid="00ad4824"/>
    </style:style>
    <style:style style:name="T142" style:family="text">
      <style:text-properties officeooo:rsid="00af3f48"/>
    </style:style>
    <style:style style:name="T143" style:family="text">
      <style:text-properties officeooo:rsid="00af933e"/>
    </style:style>
    <style:style style:name="T144" style:family="text">
      <style:text-properties officeooo:rsid="00c47188"/>
    </style:style>
    <style:style style:name="T145" style:family="text">
      <style:text-properties officeooo:rsid="01578bed"/>
    </style:style>
    <style:style style:name="T146" style:family="text">
      <style:text-properties officeooo:rsid="00f98198"/>
    </style:style>
    <style:style style:name="T147" style:family="text">
      <style:text-properties officeooo:rsid="00fd2c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L’astrazione</text:span> <text:span text:style-name="T5">iterazione</text:span> è <text:span text:style-name="T2">un meccanismo di astrazione che consente all’utente di iterare</text:span><text:span text:style-name="T122"> su un</text:span><text:span text:style-name="T123"> </text:span><text:span text:style-name="T122">qualsiasi tipo </text:span><text:span text:style-name="T124">di dati</text:span><text:span text:style-name="T2"> in maniera efficiente </text:span><text:span text:style-name="T112">e conveniente.</text:span></text:p>
      <text:p text:style-name="P3"/>
      <text:p text:style-name="P4"><text:span text:style-name="T3">Quando vogliamo iterare sugli elementi di una classe </text:span><text:span text:style-name="T4">possiamo o implementare </text:span><text:span text:style-name="T6">un’iterazione</text:span><text:span text:style-name="T4"> </text:span><text:span text:style-name="T6">all’interno</text:span><text:span text:style-name="T4"> </text:span><text:span text:style-name="T116">alla</text:span><text:span text:style-name="T4"> classe</text:span><text:span text:style-name="T17"> </text:span><text:span text:style-name="T4">(ma ciò è a volte impossibile e spesso non efficiente, </text:span><text:span text:style-name="T18">ad esempio </text:span><text:span text:style-name="T19">definendo</text:span><text:span text:style-name="T18"> SummableIntSet </text:span><text:span text:style-name="T20">aggiungendo un metodo somma alla classe InteSet</text:span><text:span text:style-name="T4">) oppure possiamo effettuare </text:span><text:span text:style-name="T6">un’iterazione</text:span><text:span text:style-name="T4"> </text:span><text:span text:style-name="T6">esterna </text:span><text:span text:style-name="T21">senza</text:span><text:span text:style-name="T22"> esporre la rappresentazione.</text:span></text:p>
      <text:p text:style-name="P4">In questo caso <text:span text:style-name="T23">possiamo:</text:span></text:p>
      <text:list xml:id="list716156052" text:style-name="L1">
        <text:list-item>
          <text:p text:style-name="P30"><text:span text:style-name="T24">R</text:span><text:span text:style-name="T25">estitu</text:span><text:span text:style-name="T23">ire</text:span><text:span text:style-name="T25"> </text:span><text:span text:style-name="T26">una</text:span><text:span text:style-name="T25"> copia </text:span><text:span text:style-name="T119">dell’insieme degli elementi su cui vogliamo iterare:</text:span></text:p>
          <text:p text:style-name="P32">Il problema però è che copiare il contenuto di un contenitore può portare ad un grande sforzo computazionale e occupa<text:span text:style-name="T114">re</text:span> memoria.</text:p>
        </text:list-item>
        <text:list-item>
          <text:p text:style-name="P31"><text:span text:style-name="T120">Oppure possiamo </text:span><text:span text:style-name="T29">produc</text:span><text:span text:style-name="T32">e</text:span><text:span text:style-name="T29"> </text:span><text:span text:style-name="T117">gli</text:span><text:span text:style-name="T29"> elementi </text:span><text:span text:style-name="T117">dell’insieme </text:span><text:span text:style-name="T29">uno alla volta </text:span><text:span text:style-name="T120">d</text:span><text:span text:style-name="T27">efin</text:span><text:span text:style-name="T120">endo</text:span><text:span text:style-name="T27"> un interfaccia Iterator e </text:span><text:span text:style-name="T28">d</text:span><text:span text:style-name="T29">ot</text:span><text:span text:style-name="T115">are</text:span><text:span text:style-name="T29"> </text:span><text:span text:style-name="T140">la classe</text:span><text:span text:style-name="T29"> di un </text:span><text:span text:style-name="T30">iteratore che restituisce un</text:span><text:span text:style-name="T29"> </text:span><text:span text:style-name="T31">oggetto</text:span><text:span text:style-name="T29"> chiamato generatore.</text:span></text:p>
          <text:p text:style-name="P33">In questo modo evitiamo di esporre la rappresentazione, <text:span text:style-name="T33">non dobbiamo copiare tutto il contenuto del contenitore e </text:span><text:span text:style-name="T34">non dobbiamo modificare l’astrazione.</text:span></text:p>
        </text:list-item>
      </text:list>
      <text:p text:style-name="P5"/>
      <text:p text:style-name="P5"/>
      <text:p text:style-name="P4"><text:span text:style-name="T35">Per </text:span><text:span text:style-name="T7">implementare</text:span><text:span text:style-name="T35"> il tutto </text:span><text:span text:style-name="T36">la </text:span><text:span text:style-name="T8">liskov</text:span><text:span text:style-name="T35"> utilizza un</text:span><text:span text:style-name="T113">a</text:span><text:span text:style-name="T35"> </text:span><text:span text:style-name="T38">procedura</text:span><text:span text:style-name="T35"> chiamat</text:span><text:span text:style-name="T36">o</text:span><text:span text:style-name="T35"> </text:span><text:span text:style-name="T37">iteratore</text:span><text:span text:style-name="T35"> che </text:span><text:span text:style-name="T39">restituisce un </text:span><text:span text:style-name="T41">oggetto</text:span><text:span text:style-name="T135"> </text:span><text:span text:style-name="T136">chiamato</text:span><text:span text:style-name="T39"> </text:span><text:span text:style-name="T40">generatore</text:span><text:span text:style-name="T39"> di un </text:span><text:span text:style-name="T134">insieme</text:span><text:span text:style-name="T39"> di elementi, il quale </text:span><text:span text:style-name="T42">rest</text:span><text:span text:style-name="T43">i</text:span><text:span text:style-name="T42">tuisce gli elementi del</text:span><text:span text:style-name="T118">l’insieme</text:span><text:span text:style-name="T42"> uno alla volta utilizzando I metodi hasNext e next </text:span><text:span text:style-name="T44">(il quale restituisce un’eccezione <text:s/>unchecked chiamata NoSuchElementException quando hasNext rest</text:span><text:span text:style-name="T137">i</text:span><text:span text:style-name="T44">tuisc</text:span><text:span text:style-name="T138">a</text:span><text:span text:style-name="T44"> false)</text:span><text:span text:style-name="T42">.</text:span></text:p>
      <text:p text:style-name="P6"/>
      <text:p text:style-name="P4"/>
      <text:p text:style-name="P4"><text:span text:style-name="T15">[</text:span><text:span text:style-name="T9">L’iteratore</text:span><text:span text:style-name="T45"> </text:span><text:span text:style-name="T9">secondo</text:span><text:span text:style-name="T45"> la </text:span><text:span text:style-name="T9">liskov</text:span><text:span text:style-name="T45"> </text:span><text:span text:style-name="T46">viene implementato definendo </text:span><text:span text:style-name="T47">l’interfaccia</text:span><text:span text:style-name="T46"> iterator </text:span><text:span text:style-name="T48">all’interno della classe </text:span><text:span text:style-name="T49">l</text:span><text:span text:style-name="T50">a </text:span><text:span text:style-name="T49">cui</text:span><text:span text:style-name="T50"> segnatura è → <text:tab/>“Iterator&lt;E&gt; iterator(){…}”</text:span></text:p>
      <text:p text:style-name="P4"><text:span text:style-name="T51">La classe in cui </text:span><text:span text:style-name="T52">vogliamo usare</text:span><text:span text:style-name="T51"> tale iteratore deve soddisfarlo mettendo nella segnatura </text:span></text:p>
      <text:p text:style-name="P4"><text:span text:style-name="T51">“</text:span><text:span text:style-name="T53">class … </text:span><text:span text:style-name="T51">implements iterator&lt;</text:span><text:span text:style-name="T139">E</text:span><text:span text:style-name="T51">&gt;”.</text:span><text:span text:style-name="T144">]</text:span></text:p>
      <text:p text:style-name="P4"><text:span text:style-name="T54">Le </text:span><text:span text:style-name="T14">pre condizioni </text:span><text:span text:style-name="T54">di tale iteratore </text:span><text:span text:style-name="T73">definiscono che this non può essere modificato mentre il generatore è in uso;</text:span><text:span text:style-name="T54"> mentre per </text:span><text:span text:style-name="T14">post condizioni </text:span><text:span text:style-name="T76">diciamo che </text:span><text:span text:style-name="T77"><text:s/>restituisce </text:span><text:span text:style-name="T16">l’iteratore</text:span><text:span text:style-name="T77"> che copre tutti gli elementi del</text:span><text:span text:style-name="T78">la classe</text:span><text:span text:style-name="T77">.</text:span></text:p>
      <text:p text:style-name="P7">Possiamo inoltre avere degli<text:span text:style-name="T5"> iteratori standalone</text:span> che vengono definiti come dei metodi statici <text:span text:style-name="T56">(per esempio restituisce tutti I numeri primi in un insieme, </text:span><text:span text:style-name="T57">oppure che filtra I valori di un contenitore</text:span><text:span text:style-name="T56">)</text:span>.</text:p>
      <text:p text:style-name="P4"/>
      <text:p text:style-name="P8">Per utilizzare tale iteratore dovremmo:</text:p>
      <text:list xml:id="list670025309" text:style-name="L2">
        <text:list-item>
          <text:p text:style-name="P34">Definire una variabile Iterator it = classe.iterator()</text:p>
        </text:list-item>
        <text:list-item>
          <text:p text:style-name="P34">definire un ciclo while che controlli it.hasNext</text:p>
        </text:list-item>
        <text:list-item>
          <text:p text:style-name="P34">prendere ciascun elemento attraverso it.next</text:p>
        </text:list-item>
      </text:list>
      <text:p text:style-name="P9"/>
      <text:p text:style-name="P9">In alterativa possiamo <text:span text:style-name="T58">utilizzare un approccio più moderno </text:span><text:span text:style-name="T59">attraverso </text:span><text:span text:style-name="T60">il for each che implementa automaticamente il metodo hasNext e Next →</text:span><text:span text:style-name="T146"> SOLO SE HA IMPLEMENTS ITERABLE</text:span></text:p>
      <text:p text:style-name="P9"/>
      <text:p text:style-name="P10">Tale implementazione è possibile se <text:span text:style-name="T61">il nostro contenitore ha un iterator, se non ce l’ha dobbiamo definire un’interfaccia chiamata Iterable che </text:span><text:span text:style-name="T62">deve avere un metodo che restituisce un iterator di </text:span><text:span text:style-name="T63">un tipo</text:span><text:span text:style-name="T62"> E che si chiami Iterator.</text:span></text:p>
      <text:p text:style-name="P11">La differenza tra l’approccio della liskov e quello moderno è che <text:span text:style-name="T64">quello moderno funziona su tutti gli oggetti iterabili.</text:span></text:p>
      <text:p text:style-name="P12">Una <text:span text:style-name="T5">classe</text:span> <text:span text:style-name="T5">è</text:span> <text:span text:style-name="T5">iterabile</text:span> <text:span text:style-name="T121">se possiede un</text:span><text:span text:style-name="T132">a procedura</text:span><text:span text:style-name="T121"> chiamat</text:span><text:span text:style-name="T132">a</text:span><text:span text:style-name="T121"> iterator che restituisce un generatore d</text:span><text:span text:style-name="T133">ei suoi</text:span><text:span text:style-name="T121"> elementi. </text:span><text:span text:style-name="T145">Dobbiamo definire una classe con la segnatura “class implements iterable&lt;E&gt;”.</text:span></text:p>
      <text:p text:style-name="P13"/>
      <text:p text:style-name="P14">Utilizziamo le<text:span text:style-name="T5"> classi interne </text:span>per non esporre la rappresentazione <text:span text:style-name="T143">degli elementi </text:span><text:span text:style-name="T142">di una classe</text:span> <text:span text:style-name="T65">e lo facciamo </text:span><text:span text:style-name="T66">mettendo il codice del generatore all’interno di quello del</text:span><text:span text:style-name="T141">la classe</text:span>.</text:p>
      <text:p text:style-name="P15"><text:soft-page-break/>Così facendo infatti <text:span text:style-name="T67">la classe interna può utilizzare </text:span><text:span text:style-name="T68">le variabili che vengono dichiarate private </text:span><text:span text:style-name="T69">nella classe esterna.</text:span></text:p>
      <text:p text:style-name="P16">Le classi interne possono essere <text:span text:style-name="T70">statiche</text:span> e vengono <text:span text:style-name="T70">chiamate </text:span><text:span text:style-name="T71">static </text:span><text:span text:style-name="T72">nested class</text:span><text:span text:style-name="T74"> oppure </text:span><text:span text:style-name="T75">non statiche</text:span><text:span text:style-name="T74"> e vengono chiamate </text:span><text:span text:style-name="T75">inner class</text:span><text:span text:style-name="T74">.</text:span></text:p>
      <text:p text:style-name="P16"/>
      <text:p text:style-name="P4"><text:span text:style-name="T81">L</text:span><text:span text:style-name="T82">e </text:span><text:span text:style-name="T10">static</text:span><text:span text:style-name="T81"> </text:span><text:span text:style-name="T11">nested</text:span><text:span text:style-name="T82"> </text:span><text:span text:style-name="T11">class</text:span><text:span text:style-name="T82"> </text:span><text:span text:style-name="T81">vengono utilizzate dalla </text:span><text:span text:style-name="T10">liskov</text:span><text:span text:style-name="T81"> </text:span><text:span text:style-name="T83"><text:s/></text:span><text:span text:style-name="T84">e</text:span><text:span text:style-name="T83"> </text:span><text:span text:style-name="T84">p</text:span><text:span text:style-name="T85">er creare una entità di questo tipo dobbiamo fare new Outer</text:span><text:span text:style-name="T86">Class</text:span><text:span text:style-name="T85">.Nested</text:span><text:span text:style-name="T86">Class</text:span><text:span text:style-name="T85">() </text:span><text:span text:style-name="T87">(perchè è static)</text:span><text:span text:style-name="T85">.</text:span></text:p>
      <text:p text:style-name="P4"><text:span text:style-name="T55">Nella specifica </text:span><text:span text:style-name="T88">definiamo</text:span><text:span text:style-name="T55"> il comportamento dell’iteratore </text:span><text:span text:style-name="T89">senza avere alcuna precondizione</text:span><text:span text:style-name="T55">.</text:span></text:p>
      <text:p text:style-name="P17">Nel generatore però dobbiamo definire l’invariante di rappresentazione dal momento che ne implementa il comportamento.</text:p>
      <text:p text:style-name="P29">Gli oggetti della classe statica interna non hanno alcuna relazione con gli oggetti della classe <text:s/>esterna, <text:span text:style-name="T90">ovvero condividono solo il codic</text:span><text:span text:style-name="T91">e</text:span><text:span text:style-name="T90"> ma non I valori.</text:span></text:p>
      <text:p text:style-name="P27">Ad esempio da una classe statica non posso accedere ad un membro d’istanza.</text:p>
      <text:p text:style-name="P18"/>
      <text:p text:style-name="P19">Con le <text:span text:style-name="T5">inner</text:span> <text:span text:style-name="T5">class</text:span><text:span text:style-name="T92"> </text:span><text:span text:style-name="T125">l’istanza di un oggetto </text:span><text:span text:style-name="T126">della classe interna </text:span><text:span text:style-name="T125">esiste solo in relazione all’oggetto <text:s/>della classe esterna che lo contiene </text:span><text:span text:style-name="T127">e </text:span><text:span text:style-name="T128">tali class</text:span><text:span text:style-name="T129">i</text:span><text:span text:style-name="T130"> possono essere </text:span><text:span text:style-name="T131">locali oppure anonime.</text:span></text:p>
      <text:p text:style-name="P20"><text:span text:style-name="T93">Noi implementiamo gli iteratori con le classi interne anonime.</text:span> </text:p>
      <text:p text:style-name="P4"><text:span text:style-name="T147">ES: </text:span><text:span text:style-name="T94">possiamo definire una classe contatto </text:span><text:span text:style-name="T95">della rubrica telefonica.</text:span></text:p>
      <text:p text:style-name="P21">Tale contatto ha associato un numero di telefono che ha senso solo se è associato <text:span text:style-name="T96">ad un contatto.</text:span></text:p>
      <text:p text:style-name="P22">Creiamo una classe contatto che ha una classe numero di telefono che non sarà statica perchè vogliamo che un numero di telefono si possa riferire ad una specifica istanza <text:span text:style-name="T97">della classe esterna.</text:span></text:p>
      <text:p text:style-name="P23"/>
      <text:p text:style-name="P4"><text:span text:style-name="T98">Una </text:span><text:span text:style-name="T12">classe</text:span><text:span text:style-name="T98"> </text:span><text:span text:style-name="T12">anonima</text:span><text:span text:style-name="T80"> è un particolare tipo di classe che può essere scritta dentro il corpo di un metodo. </text:span></text:p>
      <text:p text:style-name="P4"><text:span text:style-name="T99">Il metodo sarà il nostro </text:span><text:span text:style-name="T100">iteratore</text:span><text:span text:style-name="T99"> che restituisce il nostro </text:span><text:span text:style-name="T100">generatore</text:span><text:span text:style-name="T99">.</text:span></text:p>
      <text:p text:style-name="P24">La forma sarà: <text:tab/>nome funzione() e nel corpo <text:span text:style-name="T101">mettiamo </text:span><text:span text:style-name="T102">nel nostro caso </text:span><text:span text:style-name="T103">return</text:span> new <text:span text:style-name="T101">nomeInterfaccia seguita ad ().</text:span></text:p>
      <text:p text:style-name="P25">Possiamo anche fare new Classe nel caso in cui vogliamo estendere la classe.</text:p>
      <text:p text:style-name="P4"><text:span text:style-name="T104">Essa è comoda in </text:span><text:span text:style-name="T105">quanto </text:span><text:span text:style-name="T106">non </text:span><text:span text:style-name="T107">dobbiamo definire un nome di </text:span><text:span text:style-name="T108">una </text:span><text:span text:style-name="T107">classe che viene utilizzata una volta sola in quanto</text:span><text:span text:style-name="T106"> </text:span><text:span text:style-name="T107">il generatore </text:span><text:span text:style-name="T109">viene usato solo in un iteratore.</text:span></text:p>
      <text:p text:style-name="P28"/>
      <text:p text:style-name="P4"/>
      <text:p text:style-name="P4"><text:span text:style-name="T110">La </text:span><text:span text:style-name="T13">specificazione</text:span><text:span text:style-name="T110"> dei metodi iteratori viene fatta nella documentazione dell’iteratore, </text:span><text:span text:style-name="T111">ovvero il metodo che produce l’iteratore che ci consente di estrarre gli oggetti.</text:span></text:p>
      <text:p text:style-name="P26">Nel caso di utilizzare iteratori standalone la documentazione viene posta nel generatore.</text:p>
      <text:p text:style-name="P1"><text:span text:style-name="T1">In ogni caso d</text:span>obbiamo definire l’invariante di rappresentazione del generatore dal momento che ne implementa il comportament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09:47:12.891905461</meta:creation-date>
    <meta:generator>LibreOffice/6.4.6.2$Linux_X86_64 LibreOffice_project/40$Build-2</meta:generator>
    <dc:date>2021-02-21T22:26:30.593811121</dc:date>
    <meta:editing-duration>PT13H26M12S</meta:editing-duration>
    <meta:editing-cycles>66</meta:editing-cycles>
    <meta:document-statistic meta:table-count="0" meta:image-count="0" meta:object-count="0" meta:page-count="2" meta:paragraph-count="42" meta:word-count="829" meta:character-count="5560" meta:non-whitespace-character-count="4770"/>
  </office:meta>
</office:document-meta>
</file>